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3.65417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5in" svg:height="3.65417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1" text:anchor-type="as-char" svg:x="0in" svg:y="0in" svg:width="6.5in" svg:height="3.6541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esar braik</meta:initial-creator>
    <dc:creator>caesar braik</dc:creator>
    <meta:creation-date>2023-08-20T18:19:00Z</meta:creation-date>
    <dc:date>2023-08-20T18:20:00Z</dc:date>
    <meta:template xlink:href="Normal" xlink:type="simple"/>
    <meta:editing-cycles>1</meta:editing-cycles>
    <meta:editing-duration>PT60S</meta:editing-duration>
    <meta:document-statistic meta:page-count="2" meta:paragraph-count="1" meta:word-count="0" meta:character-count="5" meta:row-count="1" meta:non-whitespace-character-count="5"/>
  </office:meta>
</office:document-meta>
</file>